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paragraph-properties fo:text-align="center"/>
      <style:text-properties fo:color="#999999"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color="#999999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110pt" fo:font-style="italic" style:text-underline-style="solid" style:text-underline-width="auto" style:text-underline-color="font-color" fo:font-weight="bold" style:font-size-asian="110pt" style:font-style-asian="italic" style:font-weight-asian="bold" style:font-size-complex="110pt" style:font-style-complex="italic" style:font-weight-complex="bold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color="#999999"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ize="110pt" fo:font-style="italic" style:text-underline-style="solid" style:text-underline-width="auto" style:text-underline-color="font-color" fo:font-weight="bold" style:font-size-asian="110pt" style:font-style-asian="italic" style:font-weight-asian="bold" style:font-size-complex="1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71cm" svg:y="6.146cm" presentation:class="title" presentation:user-transformed="true">
          <draw:text-box>
            <text:p text:style-name="P1"><text:span text:style-name="T1">git (in depth)</text:span></text:p>
          </draw:text-box>
        </draw:frame>
        <draw:frame draw:style-name="gr1" draw:text-style-name="P3" draw:layer="layout" svg:width="12.446cm" svg:height="1.725cm" svg:x="8.128cm" svg:y="9.906cm">
          <draw:text-box>
            <text:p text:style-name="P2"><text:span text:style-name="T2">Danny McClanahan, 2016-11-01</text:span></text:p>
            <text:p text:style-name="P2"><text:span text:style-name="T2">VandyApps Advanced Programm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: What is gi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it is a <text:span text:style-name="T3">vcs (version control system)</text:span></text:p>
                <text:list>
                  <text:list-item>
                    <text:p><text:span text:style-name="T4">Keeps track of code at any point in time</text:span></text:p>
                  </text:list-item>
                  <text:list-item>
                    <text:p><text:span text:style-name="T4">Records who made what change and when</text:span></text:p>
                  </text:list-item>
                  <text:list-item>
                    <text:p><text:span text:style-name="T4">Allows multiple timelines (branch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terms and concepts</text:p>
          </draw:text-box>
        </draw:frame>
        <draw:frame presentation:style-name="pr3" draw:text-style-name="P6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 text:style-name="P5"><text:span text:style-name="T5">repository</text:span></text:p>
                <text:list>
                  <text:list-item>
                    <text:p><text:span text:style-name="T6">folder containing a </text:span><text:span text:style-name="T5">.git/</text:span><text:span text:style-name="T7"> subdirectory which tracks changes to files within</text:span></text:p>
                  </text:list-item>
                </text:list>
              </text:list-item>
              <text:list-item>
                <text:p><text:span text:style-name="T5">staging area</text:span></text:p>
                <text:list>
                  <text:list-item>
                    <text:p><text:span text:style-name="T6">after changes made to files, they must be added to the staging area before they can be committed</text:span></text:p>
                  </text:list-item>
                </text:list>
              </text:list-item>
              <text:list-item>
                <text:p><text:span text:style-name="T5">commit</text:span></text:p>
                <text:list>
                  <text:list-item>
                    <text:p><text:span text:style-name="T6">a list of changes to files in the repository, along with the user who made the change and a timestamp</text:span></text:p>
                  </text:list-item>
                </text:list>
              </text:list-item>
              <text:list-item>
                <text:p><text:span text:style-name="T5">branch</text:span></text:p>
                <text:list>
                  <text:list-item>
                    <text:p><text:span text:style-name="T6">single timeline of changes from the initial commit</text:span></text:p>
                  </text:list-item>
                </text:list>
              </text:list-item>
              <text:list-item>
                <text:p><text:span text:style-name="T5">remote</text:span></text:p>
                <text:list>
                  <text:list-item>
                    <text:p><text:span text:style-name="T6">other repository located by url or file pa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on git operations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<text:span text:style-name="T8">git commands are in </text:span><text:span text:style-name="T9">bold</text:span></text:p>
              </text:list-item>
              <text:list-item>
                <text:p><text:span text:style-name="T9">add</text:span></text:p>
                <text:list>
                  <text:list-item>
                    <text:p>moves changes to “staging area”</text:p>
                  </text:list-item>
                </text:list>
              </text:list-item>
              <text:list-item>
                <text:p><text:span text:style-name="T10">commit</text:span></text:p>
                <text:list>
                  <text:list-item>
                    <text:p>takes changes in staging area and appends changes to timeline; clears staging area</text:p>
                  </text:list-item>
                </text:list>
              </text:list-item>
              <text:list-item>
                <text:p><text:span text:style-name="T10">push</text:span>/<text:span text:style-name="T10">pull</text:span></text:p>
                <text:list>
                  <text:list-item>
                    <text:p>if your timeline is strictly after a <text:span text:style-name="T3">remote</text:span><text:span text:style-name="T4">, </text:span><text:span text:style-name="T11">push</text:span><text:span text:style-name="T12"> appends your commits to the </text:span><text:span text:style-name="T13">remote</text:span></text:p>
                  </text:list-item>
                  <text:list-item>
                    <text:p><text:span text:style-name="T12">If a </text:span><text:span text:style-name="T13">remote</text:span><text:span text:style-name="T12"> has changes strictly after yours, </text:span><text:span text:style-name="T11">pull</text:span><text:span text:style-name="T12"> appends the </text:span><text:span text:style-name="T13">remote</text:span><text:span text:style-name="T12">’s changes to your timeline </text:span></text:p>
                  </text:list-item>
                </text:list>
              </text:list-item>
              <text:list-item>
                <text:p><text:span text:style-name="T11">clone</text:span><text:span text:style-name="T12">/</text:span><text:span text:style-name="T11">init</text:span></text:p>
                <text:list>
                  <text:list-item>
                    <text:p><text:span text:style-name="T12">both create new local repository</text:span></text:p>
                  </text:list-item>
                  <text:list-item>
                    <text:p><text:span text:style-name="T11">clone</text:span><text:span text:style-name="T12"> applies all commits from </text:span><text:span text:style-name="T13">remote</text:span><text:span text:style-name="T12"> to your local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git workflow (clone)</text:p>
          </draw:text-box>
        </draw:frame>
        <draw:frame presentation:style-name="pr3" draw:layer="layout" svg:width="25.908cm" svg:height="15.406cm" svg:x="1.016cm" svg:y="4.914cm" presentation:class="outline" presentation:user-transformed="true">
          <draw:text-box>
            <text:list text:style-name="L3">
              <text:list-item>
                <text:p><text:a xlink:href="https://github.com/VandyApps/intro-android" xlink:type="simple">https://github.com/VandyApps/intro-android</text:a></text:p>
                <text:list>
                  <text:list-item>
                    <text:p>we’re going to download this repository, make some modifications, then push our changes</text:p>
                  </text:list-item>
                </text:list>
              </text:list-item>
              <text:list-item>
                <text:p><text:span text:style-name="T10">clone</text:span></text:p>
              </text:list-item>
              <text:list-item>
                <text:p>edit</text:p>
              </text:list-item>
              <text:list-item>
                <text:p><text:span text:style-name="T10">add</text:span></text:p>
              </text:list-item>
              <text:list-item>
                <text:p><text:span text:style-name="T10">commit</text:span></text:p>
              </text:list-item>
              <text:list-item>
                <text:p><text:span text:style-name="T10">push</text:span></text:p>
                <text:list>
                  <text:list-item>
                    <text:p><text:span text:style-name="T10">pull</text:span> firs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git workflow (init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create new repository in existing folder with <text:span text:style-name="T10">init</text:span><text:span text:style-name="T6"> and push to github</text:span></text:p>
                <text:list>
                  <text:list-item>
                    <text:p><text:span text:style-name="T6">you would use this when starting a new project on github</text:span></text:p>
                  </text:list-item>
                </text:list>
              </text:list-item>
              <text:list-item>
                <text:p><text:span text:style-name="T10">init</text:span></text:p>
              </text:list-item>
              <text:list-item>
                <text:p><text:span text:style-name="T6">edit</text:span></text:p>
              </text:list-item>
              <text:list-item>
                <text:p><text:span text:style-name="T10">add</text:span></text:p>
              </text:list-item>
              <text:list-item>
                <text:p><text:span text:style-name="T10">commit</text:span></text:p>
              </text:list-item>
              <text:list-item>
                <text:p><text:span text:style-name="T10">push</text:span></text:p>
                <text:list>
                  <text:list-item>
                    <text:p><text:span text:style-name="T6">set upstream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branch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orking on two items at once</text:p>
              </text:list-item>
              <text:list-item>
                <text:p>Create branch for both</text:p>
              </text:list-item>
              <text:list-item>
                <text:p>Merge together at end!</text:p>
                <text:list>
                  <text:list-item>
                    <text:p>Can have conflicts, but we won’t discuss that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4.518cm" svg:x="1.471cm" svg:y="6.91cm" presentation:class="title" presentation:user-transformed="true">
          <draw:text-box>
            <text:p text:style-name="P7"><text:span text:style-name="T14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6:22:25.770744001</meta:creation-date>
    <dc:date>2016-11-01T17:18:04.262246327</dc:date>
    <meta:editing-duration>PT9M39S</meta:editing-duration>
    <meta:editing-cycles>10</meta:editing-cycles>
    <meta:generator>LibreOffice/5.2.2.2.0$Linux_X86_64 LibreOffice_project/20m0$Build-2</meta:generator>
    <meta:document-statistic meta:object-count="52"/>
  </office:meta>
</office:document-meta>
</file>